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1" fo:background-color="#fffbcc" style:text-align-source="fix" style:repeat-content="false" fo:border-left="0.26pt solid #000001" fo:border-right="none" fo:border-top="0.2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26pt solid #000001" fo:background-color="#fff450" style:text-align-source="fix" style:repeat-content="false" fo:border-left="0.26pt solid #000001" fo:border-right="none" fo:border-top="0.2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26pt solid #000001" style:text-align-source="fix" style:repeat-content="false" fo:border-left="0.26pt solid #000001" fo:border-right="none" fo:border-top="0.2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26pt solid #000001" style:text-align-source="fix" style:repeat-content="false" fo:border-left="0.26pt solid #000001" fo:border-right="none" fo:border-top="0.2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italic" style:font-weight-asian="normal" style:font-size-complex="8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bcc" style:text-align-source="fix" style:repeat-content="false" fo:border="0.2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450" style:text-align-source="fix" style:repeat-content="false" fo:border="0.2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ways</text:p>
          </table:table-cell>
          <table:table-cell table:style-name="ce4" office:value-type="string" calcext:value-type="string">
            <text:p>pmf</text:p>
          </table:table-cell>
          <table:table-cell table:style-name="ce4" office:value-type="string" calcext:value-type="string">
            <text:p>cdf</text:p>
          </table:table-cell>
          <table:table-cell office:value-type="string" calcext:value-type="string">
            <text:p>cdfContCor</text:p>
          </table:table-cell>
          <table:table-cell office:value-type="string" calcext:value-type="string">
            <text:p>odds</text:p>
          </table:table-cell>
          <table:table-cell office:value-type="string" calcext:value-type="string">
            <text:p>oddsLL0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.0008*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5" calcext:value-type="float">
            <text:p>0.0015</text:p>
          </table:table-cell>
          <table:table-cell office:value-type="float" office:value="659.2" calcext:value-type="float">
            <text:p>659.2</text:p>
          </table:table-cell>
          <table:table-cell office:value-type="float" office:value="15.03" calcext:value-type="float">
            <text:p>15.03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2645" calcext:value-type="float">
            <text:p>264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5" calcext:value-type="float">
            <text:p>0.0025</text:p>
          </table:table-cell>
          <table:table-cell office:value-type="float" office:value="402.9" calcext:value-type="float">
            <text:p>402.9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2808" calcext:value-type="float">
            <text:p>28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39" calcext:value-type="float">
            <text:p>0.0039</text:p>
          </table:table-cell>
          <table:table-cell office:value-type="float" office:value="252.4" calcext:value-type="float">
            <text:p>252.4</text:p>
          </table:table-cell>
          <table:table-cell office:value-type="float" office:value="13.47" calcext:value-type="float">
            <text:p>13.4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2967" calcext:value-type="float">
            <text:p>296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61" calcext:value-type="float">
            <text:p>0.0061</text:p>
          </table:table-cell>
          <table:table-cell office:value-type="float" office:value="161.9" calcext:value-type="float">
            <text:p>161.9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123" calcext:value-type="float">
            <text:p>312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93" calcext:value-type="float">
            <text:p>0.0093</text:p>
          </table:table-cell>
          <table:table-cell office:value-type="float" office:value="106.2" calcext:value-type="float">
            <text:p>106.2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273" calcext:value-type="float">
            <text:p>3273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39" calcext:value-type="float">
            <text:p>0.0139</text:p>
          </table:table-cell>
          <table:table-cell office:value-type="float" office:value="71.17" calcext:value-type="float">
            <text:p>71.17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418" calcext:value-type="float">
            <text:p>341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01" calcext:value-type="float">
            <text:p>0.0201</text:p>
          </table:table-cell>
          <table:table-cell office:value-type="float" office:value="48.68" calcext:value-type="float">
            <text:p>48.68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555" calcext:value-type="float">
            <text:p>3555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286" calcext:value-type="float">
            <text:p>0.0286</text:p>
          </table:table-cell>
          <table:table-cell office:value-type="float" office:value="33.94" calcext:value-type="float">
            <text:p>33.94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685" calcext:value-type="float">
            <text:p>368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98" calcext:value-type="float">
            <text:p>0.0398</text:p>
          </table:table-cell>
          <table:table-cell office:value-type="float" office:value="24.1" calcext:value-type="float">
            <text:p>24.1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805" calcext:value-type="float">
            <text:p>3805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543" calcext:value-type="float">
            <text:p>0.0543</text:p>
          </table:table-cell>
          <table:table-cell office:value-type="float" office:value="17.4" calcext:value-type="float">
            <text:p>17.4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916" calcext:value-type="float">
            <text:p>3916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727" calcext:value-type="float">
            <text:p>0.0727</text:p>
          </table:table-cell>
          <table:table-cell office:value-type="float" office:value="12.76" calcext:value-type="float">
            <text:p>12.76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015" calcext:value-type="float">
            <text:p>401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953" calcext:value-type="float">
            <text:p>0.0953</text:p>
          </table:table-cell>
          <table:table-cell office:value-type="float" office:value="9.49" calcext:value-type="float">
            <text:p>9.49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105" calcext:value-type="float">
            <text:p>410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26" calcext:value-type="float">
            <text:p>0.1226</text:p>
          </table:table-cell>
          <table:table-cell office:value-type="float" office:value="7.15" calcext:value-type="float">
            <text:p>7.1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183" calcext:value-type="float">
            <text:p>4183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549" calcext:value-type="float">
            <text:p>0.1549</text:p>
          </table:table-cell>
          <table:table-cell office:value-type="float" office:value="5.45" calcext:value-type="float">
            <text:p>5.45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252" calcext:value-type="float">
            <text:p>4252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1923" calcext:value-type="float">
            <text:p>0.1923</text:p>
          </table:table-cell>
          <table:table-cell office:value-type="float" office:value="4.2" calcext:value-type="float">
            <text:p>4.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309" calcext:value-type="float">
            <text:p>4309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2452" calcext:value-type="float">
            <text:p>0.24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3.26" calcext:value-type="float">
            <text:p>3.26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357" calcext:value-type="float">
            <text:p>4357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15" calcext:value-type="float">
            <text:p>0.2815</text:p>
          </table:table-cell>
          <table:table-cell office:value-type="float" office:value="2.55" calcext:value-type="float">
            <text:p>2.55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style-name="ce2" office:value-type="float" office:value="4393" calcext:value-type="float">
            <text:p>4393</text:p>
          </table:table-cell>
          <table:table-cell table:style-name="ce2" office:value-type="float" office:value="0.0528" calcext:value-type="float">
            <text:p>0.0528</text:p>
          </table:table-cell>
          <table:table-cell table:style-name="ce2" office:value-type="float" office:value="0.3401" calcext:value-type="float">
            <text:p>0.3401</text:p>
          </table:table-cell>
          <table:table-cell table:style-name="ce2" office:value-type="float" office:value="0.3323" calcext:value-type="float">
            <text:p>0.3323</text:p>
          </table:table-cell>
          <table:table-cell table:style-name="ce2" office:value-type="float" office:value="2.01" calcext:value-type="float">
            <text:p>2.01</text:p>
          </table:table-cell>
          <table:table-cell table:style-name="ce6"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420" calcext:value-type="float">
            <text:p>4420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863" calcext:value-type="float">
            <text:p>0.3863</text:p>
          </table:table-cell>
          <table:table-cell office:value-type="float" office:value="1.59" calcext:value-type="float">
            <text:p>1.5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435" calcext:value-type="float">
            <text:p>4435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4455" calcext:value-type="float">
            <text:p>0.4455</text:p>
          </table:table-cell>
          <table:table-cell office:value-type="float" office:value="0.4426" calcext:value-type="float">
            <text:p>0.4426</text:p>
          </table:table-cell>
          <table:table-cell office:value-type="float" office:value="1.26" calcext:value-type="float">
            <text:p>1.2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41" calcext:value-type="float">
            <text:p>4441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5" calcext:value-type="float">
            <text:p>4435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5574" calcext:value-type="float">
            <text:p>0.5574</text:p>
          </table:table-cell>
          <table:table-cell office:value-type="float" office:value="1.26" calcext:value-type="float">
            <text:p>1.2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20" calcext:value-type="float">
            <text:p>4420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6081" calcext:value-type="float">
            <text:p>0.6081</text:p>
          </table:table-cell>
          <table:table-cell office:value-type="float" office:value="0.6137" calcext:value-type="float">
            <text:p>0.6137</text:p>
          </table:table-cell>
          <table:table-cell office:value-type="float" office:value="1.59" calcext:value-type="float">
            <text:p>1.5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393" calcext:value-type="float">
            <text:p>4393</text:p>
          </table:table-cell>
          <table:table-cell table:style-name="ce2" office:value-type="float" office:value="0.0528" calcext:value-type="float">
            <text:p>0.0528</text:p>
          </table:table-cell>
          <table:table-cell table:style-name="ce2" office:value-type="float" office:value="0.6599" calcext:value-type="float">
            <text:p>0.6599</text:p>
          </table:table-cell>
          <table:table-cell table:style-name="ce2" office:value-type="float" office:value="0.6677" calcext:value-type="float">
            <text:p>0.6677</text:p>
          </table:table-cell>
          <table:table-cell table:style-name="ce2" office:value-type="float" office:value="2.01" calcext:value-type="float">
            <text:p>2.01</text:p>
          </table:table-cell>
          <table:table-cell table:style-name="ce6"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57" calcext:value-type="float">
            <text:p>4357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85" calcext:value-type="float">
            <text:p>0.7185</text:p>
          </table:table-cell>
          <table:table-cell office:value-type="float" office:value="2.55" calcext:value-type="float">
            <text:p>2.55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09" calcext:value-type="float">
            <text:p>4309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7654" calcext:value-type="float">
            <text:p>0.7654</text:p>
          </table:table-cell>
          <table:table-cell office:value-type="float" office:value="3.26" calcext:value-type="float">
            <text:p>3.26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52" calcext:value-type="float">
            <text:p>4252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7966" calcext:value-type="float">
            <text:p>0.7966</text:p>
          </table:table-cell>
          <table:table-cell office:value-type="float" office:value="0.8077" calcext:value-type="float">
            <text:p>0.8077</text:p>
          </table:table-cell>
          <table:table-cell office:value-type="float" office:value="4.2" calcext:value-type="float">
            <text:p>4.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83" calcext:value-type="float">
            <text:p>4183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451" calcext:value-type="float">
            <text:p>0.8451</text:p>
          </table:table-cell>
          <table:table-cell office:value-type="float" office:value="5.45" calcext:value-type="float">
            <text:p>5.45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05" calcext:value-type="float">
            <text:p>410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74" calcext:value-type="float">
            <text:p>0.8774</text:p>
          </table:table-cell>
          <table:table-cell office:value-type="float" office:value="7.15" calcext:value-type="float">
            <text:p>7.1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15" calcext:value-type="float">
            <text:p>401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9047" calcext:value-type="float">
            <text:p>0.9047</text:p>
          </table:table-cell>
          <table:table-cell office:value-type="float" office:value="9.49" calcext:value-type="float">
            <text:p>9.49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16" calcext:value-type="float">
            <text:p>3916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273" calcext:value-type="float">
            <text:p>0.9273</text:p>
          </table:table-cell>
          <table:table-cell office:value-type="float" office:value="12.76" calcext:value-type="float">
            <text:p>12.76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05" calcext:value-type="float">
            <text:p>3805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457" calcext:value-type="float">
            <text:p>0.9457</text:p>
          </table:table-cell>
          <table:table-cell office:value-type="float" office:value="17.4" calcext:value-type="float">
            <text:p>17.4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85" calcext:value-type="float">
            <text:p>368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9602" calcext:value-type="float">
            <text:p>0.9602</text:p>
          </table:table-cell>
          <table:table-cell office:value-type="float" office:value="24.1" calcext:value-type="float">
            <text:p>24.1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55" calcext:value-type="float">
            <text:p>3555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4" calcext:value-type="float">
            <text:p>0.9714</text:p>
          </table:table-cell>
          <table:table-cell office:value-type="float" office:value="33.94" calcext:value-type="float">
            <text:p>33.94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18" calcext:value-type="float">
            <text:p>341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799" calcext:value-type="float">
            <text:p>0.9799</text:p>
          </table:table-cell>
          <table:table-cell office:value-type="float" office:value="48.68" calcext:value-type="float">
            <text:p>48.68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73" calcext:value-type="float">
            <text:p>3273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9861" calcext:value-type="float">
            <text:p>0.9861</text:p>
          </table:table-cell>
          <table:table-cell office:value-type="float" office:value="71.17" calcext:value-type="float">
            <text:p>71.17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23" calcext:value-type="float">
            <text:p>312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07" calcext:value-type="float">
            <text:p>0.9907</text:p>
          </table:table-cell>
          <table:table-cell office:value-type="float" office:value="106.2" calcext:value-type="float">
            <text:p>106.2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67" calcext:value-type="float">
            <text:p>296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939" calcext:value-type="float">
            <text:p>0.9939</text:p>
          </table:table-cell>
          <table:table-cell office:value-type="float" office:value="161.9" calcext:value-type="float">
            <text:p>161.9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08" calcext:value-type="float">
            <text:p>28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61" calcext:value-type="float">
            <text:p>0.9961</text:p>
          </table:table-cell>
          <table:table-cell office:value-type="float" office:value="252.4" calcext:value-type="float">
            <text:p>252.4</text:p>
          </table:table-cell>
          <table:table-cell office:value-type="float" office:value="13.47" calcext:value-type="float">
            <text:p>13.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45" calcext:value-type="float">
            <text:p>264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975" calcext:value-type="float">
            <text:p>0.9975</text:p>
          </table:table-cell>
          <table:table-cell office:value-type="float" office:value="402.9" calcext:value-type="float">
            <text:p>402.9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.0008*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5" calcext:value-type="float">
            <text:p>0.9985</text:p>
          </table:table-cell>
          <table:table-cell office:value-type="float" office:value="659.2" calcext:value-type="float">
            <text:p>659.2</text:p>
          </table:table-cell>
          <table:table-cell office:value-type="float" office:value="15.03" calcext:value-type="float">
            <text:p>15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8:05:30.058855212</meta:creation-date>
    <dc:date>2019-02-10T18:06:15.488318059</dc:date>
    <meta:editing-duration>PT47S</meta:editing-duration>
    <meta:editing-cycles>1</meta:editing-cycles>
    <meta:document-statistic meta:table-count="1" meta:cell-count="294" meta:object-count="0"/>
    <meta:generator>LibreOffice/6.0.3.2$MacOSX_X86_64 LibreOffice_project/8f48d515416608e3a835360314dac7e47fd0b821</meta:generator>
  </office:meta>
</office:document-meta>
</file>